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700000334CE5F679599DC6E56.png" manifest:media-type="image/png"/>
  <manifest:file-entry manifest:full-path="Pictures/100002010000054700000334665B0779ACC26F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width="13.9in" svg:height="8.4362in" draw:z-index="1"><draw:image xlink:href="Pictures/100002010000054700000334665B0779ACC26F10.png" xlink:type="simple" xlink:show="embed" xlink:actuate="onLoad" loext:mime-type="image/png"/></draw:frame></text:p>
      <text:p text:style-name="P1"><draw:frame draw:style-name="fr1" draw:name="Image1" text:anchor-type="paragraph" svg:width="13.9in" svg:height="8.4362in" draw:z-index="0"><draw:image xlink:href="Pictures/100002010000054700000334CE5F679599DC6E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05in" fo:margin-bottom="0.05in" fo:margin-left="0.05in" fo:margin-right="0.0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carley</meta:initial-creator>
    <meta:creation-date>2020-03-13T11:11:10.185957973</meta:creation-date>
    <dc:date>2020-03-13T12:08:49.516387614</dc:date>
    <dc:creator>craig carley</dc:creator>
    <meta:editing-duration>PT12M12S</meta:editing-duration>
    <meta:editing-cycles>3</meta:editing-cycles>
    <meta:generator>LibreOffice/6.0.7.3$Linux_X86_64 LibreOffice_project/00m0$Build-3</meta:generator>
    <meta:printed-by>craig carley</meta:printed-by>
    <meta:print-date>2020-03-13T11:52:14.025242366</meta:print-date>
    <meta:document-statistic meta:table-count="0" meta:image-count="2" meta:object-count="0" meta:page-count="2" meta:paragraph-count="0" meta:word-count="0" meta:character-count="0" meta:non-whitespace-character-count="0"/>
  </office:meta>
</office:document-meta>
</file>